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993366"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svg:stroke-color="#993366"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993366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6.984cm" svg:y1="9.561cm" svg:x2="8.221cm" svg:y2="9.561cm">
            <text:p/>
          </draw:line>
          <draw:line draw:style-name="gr1" draw:text-style-name="P1" draw:layer="layout" svg:x1="16.983cm" svg:y1="6.461cm" svg:x2="8.22cm" svg:y2="6.461cm">
            <text:p/>
          </draw:line>
          <draw:custom-shape draw:style-name="gr2" draw:text-style-name="P1" draw:layer="layout" svg:width="8.89cm" svg:height="1.27cm" svg:x="4.41cm" svg:y="2.27cm">
            <text:p text:style-name="P1">Physics + Sensing desig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35cm" svg:height="2.54cm" svg:x="1.87cm" svg:y="4.81cm">
            <text:p text:style-name="P1">Physics processes</text:p>
            <text:p text:style-name="P1">connectivit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35cm" svg:height="2.54cm" svg:x="9.49cm" svg:y="4.81cm">
            <text:p text:style-name="P1">Sensor layout</text:p>
            <text:p text:style-name="P1">connectivit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6.188cm" svg:y1="3.54cm" svg:x2="6.188cm" svg:y2="4.81cm">
            <text:p/>
          </draw:line>
          <draw:line draw:style-name="gr1" draw:text-style-name="P1" draw:layer="layout" svg:x1="11.776cm" svg:y1="3.54cm" svg:x2="11.776cm" svg:y2="4.81cm">
            <text:p/>
          </draw:line>
          <draw:custom-shape draw:style-name="gr3" draw:text-style-name="P1" draw:layer="layout" svg:width="6.35cm" svg:height="2.54cm" svg:x="1.859cm" svg:y="8.096cm">
            <text:p text:style-name="P1">Cellular automata</text:p>
            <text:p text:style-name="P1">Transition rul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6.35cm" svg:height="2.54cm" svg:x="9.46cm" svg:y="8.097cm">
            <text:p text:style-name="P1">Network node</text:p>
            <text:p text:style-name="P1">activiti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413cm" svg:height="1.397cm" svg:x="16.983cm" svg:y="5.445cm">
            <text:p text:style-name="P1"><text:span text:style-name="T1">synthesi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7.11cm" svg:y1="5.826cm" svg:x2="15.84cm" svg:y2="5.826cm">
            <text:p/>
          </draw:line>
          <draw:custom-shape draw:style-name="gr5" draw:text-style-name="P2" draw:layer="layout" svg:width="2.413cm" svg:height="1.397cm" svg:x="16.984cm" svg:y="8.545cm">
            <text:p text:style-name="P1"><text:span text:style-name="T1">progr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7.111cm" svg:y1="8.926cm" svg:x2="15.841cm" svg:y2="8.926cm">
            <text:p/>
          </draw:line>
          <draw:custom-shape draw:style-name="gr6" draw:text-style-name="P1" draw:layer="layout" svg:width="7.112cm" svg:height="6.35cm" svg:x="1.616cm" svg:y="4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7.112cm" svg:height="6.35cm" svg:x="9.217cm" svg:y="4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35cm" svg:height="2.54cm" svg:x="1.87cm" svg:y="11.668cm">
            <text:p text:style-name="P1">Physical simul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6.188cm" svg:y1="10.84cm" svg:x2="6.188cm" svg:y2="11.668cm">
            <text:p/>
          </draw:line>
          <draw:custom-shape draw:style-name="gr2" draw:text-style-name="P1" draw:layer="layout" svg:width="6.35cm" svg:height="2.54cm" svg:x="9.471cm" svg:y="11.669cm">
            <text:p text:style-name="P1">Network simul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11.589cm" svg:y1="10.841cm" svg:x2="11.589cm" svg:y2="11.669cm">
            <text:p/>
          </draw:line>
          <draw:custom-shape draw:style-name="gr4" draw:text-style-name="P2" draw:layer="layout" svg:width="2.794cm" svg:height="1.397cm" svg:x="7.385cm" svg:y="14.843cm">
            <text:p text:style-name="P1"><text:span text:style-name="T1">Feder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95cm" svg:y1="14.208cm" svg:x2="7.839cm" svg:y2="14.97cm">
            <text:p/>
          </draw:line>
          <draw:line draw:style-name="gr7" draw:text-style-name="P1" draw:layer="layout" svg:x1="10.887cm" svg:y1="14.208cm" svg:x2="9.871cm" svg:y2="14.97cm">
            <text:p/>
          </draw:line>
          <draw:line draw:style-name="gr1" draw:text-style-name="P1" draw:layer="layout" svg:x1="8.855cm" svg:y1="16.24cm" svg:x2="8.855cm" svg:y2="17.068cm">
            <text:p/>
          </draw:line>
          <draw:custom-shape draw:style-name="gr2" draw:text-style-name="P1" draw:layer="layout" svg:width="6.096cm" svg:height="1.27cm" svg:x="5.807cm" svg:y="17.002cm">
            <text:p text:style-name="P1">Trace analysi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" draw:layer="layout" svg:width="1.143cm" svg:height="1.139cm" svg:x="12.665cm" svg:y="18.145cm">
          <draw:text-box>
            <text:p><text:s text:c="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1:17:02.167153000</meta:creation-date>
    <dc:date>2015-01-22T13:07:40.499746000</dc:date>
    <meta:editing-duration>PT1H42M38S</meta:editing-duration>
    <meta:editing-cycles>8</meta:editing-cycles>
    <meta:generator>LibreOffice/4.2.6.3$MacOSX_x86 LibreOffice_project/3fd416d4c6db7d3204c17ce57a1d70f6e531ee21</meta:generator>
    <meta:document-statistic meta:object-count="26"/>
  </office:meta>
</office:document-meta>
</file>